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5" style:family="table">
      <style:table-properties style:width="7.5in" table:align="margins"/>
    </style:style>
    <style:style style:name="Table35.A" style:family="table-column">
      <style:table-column-properties style:column-width="7.5in" style:rel-column-width="65535*"/>
    </style:style>
    <style:style style:name="Table35.A1" style:family="table-cell">
      <style:table-cell-properties fo:background-color="#000000" fo:padding="0.0382in" fo:border="0.05pt solid #000000">
        <style:background-image/>
      </style:table-cell-properties>
    </style:style>
    <style:style style:name="Table33" style:family="table">
      <style:table-properties style:width="7.5in" table:align="margins"/>
    </style:style>
    <style:style style:name="Table33.A" style:family="table-column">
      <style:table-column-properties style:column-width="7.5in" style:rel-column-width="65535*"/>
    </style:style>
    <style:style style:name="Table33.A1" style:family="table-cell">
      <style:table-cell-properties fo:background-color="#000000" fo:padding="0.0382in" fo:border="0.05pt solid #000000">
        <style:background-image/>
      </style:table-cell-properties>
    </style:style>
    <style:style style:name="Table19" style:family="table">
      <style:table-properties style:width="7.5in" table:align="margins"/>
    </style:style>
    <style:style style:name="Table19.A" style:family="table-column">
      <style:table-column-properties style:column-width="7.5in" style:rel-column-width="65535*"/>
    </style:style>
    <style:style style:name="Table19.A1" style:family="table-cell">
      <style:table-cell-properties fo:background-color="#000000" fo:padding="0.0382in" fo:border="0.05pt solid #000000">
        <style:background-image/>
      </style:table-cell-properties>
    </style:style>
    <style:style style:name="Table9" style:family="table">
      <style:table-properties style:width="7.5in" table:align="margins"/>
    </style:style>
    <style:style style:name="Table9.A" style:family="table-column">
      <style:table-column-properties style:column-width="7.5in" style:rel-column-width="65535*"/>
    </style:style>
    <style:style style:name="Table9.A1" style:family="table-cell">
      <style:table-cell-properties fo:background-color="#000000" fo:padding="0.0382in" fo:border="0.05pt solid #000000">
        <style:background-image/>
      </style:table-cell-properties>
    </style:style>
    <style:style style:name="Table34" style:family="table">
      <style:table-properties style:width="7.5in" table:align="margins"/>
    </style:style>
    <style:style style:name="Table34.A" style:family="table-column">
      <style:table-column-properties style:column-width="7.5in" style:rel-column-width="65535*"/>
    </style:style>
    <style:style style:name="Table34.A1" style:family="table-cell">
      <style:table-cell-properties fo:background-color="#000000" fo:padding="0.0382in" fo:border="0.05pt solid #000000">
        <style:background-image/>
      </style:table-cell-properties>
    </style:style>
    <style:style style:name="Table37" style:family="table">
      <style:table-properties style:width="7.5in" table:align="margins"/>
    </style:style>
    <style:style style:name="Table37.A" style:family="table-column">
      <style:table-column-properties style:column-width="7.5in" style:rel-column-width="65535*"/>
    </style:style>
    <style:style style:name="Table37.A1" style:family="table-cell">
      <style:table-cell-properties fo:background-color="#000000" fo:padding="0.0382in" fo:border="0.05pt solid #000000">
        <style:background-image/>
      </style:table-cell-properties>
    </style:style>
    <style:style style:name="Table32" style:family="table">
      <style:table-properties style:width="7.5in" table:align="margins"/>
    </style:style>
    <style:style style:name="Table32.A" style:family="table-column">
      <style:table-column-properties style:column-width="7.5in" style:rel-column-width="65535*"/>
    </style:style>
    <style:style style:name="Table32.A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7.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36" style:family="table">
      <style:table-properties style:width="7.5in" table:align="margins"/>
    </style:style>
    <style:style style:name="Table36.A" style:family="table-column">
      <style:table-column-properties style:column-width="7.5in" style:rel-column-width="65535*"/>
    </style:style>
    <style:style style:name="Table36.A1" style:family="table-cell">
      <style:table-cell-properties fo:background-color="#000000" fo:padding="0.0382in" fo:border="0.05pt solid #000000">
        <style:background-image/>
      </style:table-cell-properties>
    </style:style>
    <style:style style:name="Table8" style:family="table">
      <style:table-properties style:width="7.5in" table:align="margins"/>
    </style:style>
    <style:style style:name="Table8.A" style:family="table-column">
      <style:table-column-properties style:column-width="7.5in" style:rel-column-width="65535*"/>
    </style:style>
    <style:style style:name="Table8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7.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7.5in" style:rel-column-width="65535*"/>
    </style:style>
    <style:style style:name="Table10.A1" style:family="table-cell">
      <style:table-cell-properties fo:background-color="#000000" fo:padding="0.0382in" fo:border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7.5in" style:rel-column-width="65535*"/>
    </style:style>
    <style:style style:name="Table11.A1" style:family="table-cell">
      <style:table-cell-properties fo:background-color="#000000" fo:padding="0.0382in" fo:border="0.05pt solid #000000">
        <style:background-image/>
      </style:table-cell-properties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7.5in" style:rel-column-width="65535*"/>
    </style:style>
    <style:style style:name="Table12.A1" style:family="table-cell">
      <style:table-cell-properties fo:background-color="#000000" fo:padding="0.0382in" fo:border="0.05pt solid #000000">
        <style:background-image/>
      </style:table-cell-properties>
    </style:style>
    <style:style style:name="Table13" style:family="table">
      <style:table-properties style:width="7.5in" table:align="margins"/>
    </style:style>
    <style:style style:name="Table13.A" style:family="table-column">
      <style:table-column-properties style:column-width="7.5in" style:rel-column-width="65535*"/>
    </style:style>
    <style:style style:name="Table13.A1" style:family="table-cell">
      <style:table-cell-properties fo:background-color="#000000" fo:padding="0.0382in" fo:border="0.05pt solid #000000">
        <style:background-image/>
      </style:table-cell-properties>
    </style:style>
    <style:style style:name="Table14" style:family="table">
      <style:table-properties style:width="7.5in" table:align="margins"/>
    </style:style>
    <style:style style:name="Table14.A" style:family="table-column">
      <style:table-column-properties style:column-width="7.5in" style:rel-column-width="65535*"/>
    </style:style>
    <style:style style:name="Table14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7.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15" style:family="table">
      <style:table-properties style:width="7.5in" table:align="margins"/>
    </style:style>
    <style:style style:name="Table15.A" style:family="table-column">
      <style:table-column-properties style:column-width="7.5in" style:rel-column-width="65535*"/>
    </style:style>
    <style:style style:name="Table15.A1" style:family="table-cell">
      <style:table-cell-properties fo:background-color="#000000" fo:padding="0.0382in" fo:border="0.05pt solid #000000">
        <style:background-image/>
      </style:table-cell-properties>
    </style:style>
    <style:style style:name="Table16" style:family="table">
      <style:table-properties style:width="7.5in" table:align="margins"/>
    </style:style>
    <style:style style:name="Table16.A" style:family="table-column">
      <style:table-column-properties style:column-width="7.5in" style:rel-column-width="65535*"/>
    </style:style>
    <style:style style:name="Table16.A1" style:family="table-cell">
      <style:table-cell-properties fo:background-color="#000000" fo:padding="0.0382in" fo:border="0.05pt solid #000000">
        <style:background-image/>
      </style:table-cell-properties>
    </style:style>
    <style:style style:name="Table17" style:family="table">
      <style:table-properties style:width="7.5in" table:align="margins"/>
    </style:style>
    <style:style style:name="Table17.A" style:family="table-column">
      <style:table-column-properties style:column-width="7.5in" style:rel-column-width="65535*"/>
    </style:style>
    <style:style style:name="Table17.A1" style:family="table-cell">
      <style:table-cell-properties fo:background-color="#000000" fo:padding="0.0382in" fo:border="0.05pt solid #000000">
        <style:background-image/>
      </style:table-cell-properties>
    </style:style>
    <style:style style:name="Table18" style:family="table">
      <style:table-properties style:width="7.5in" table:align="margins"/>
    </style:style>
    <style:style style:name="Table18.A" style:family="table-column">
      <style:table-column-properties style:column-width="7.5in" style:rel-column-width="65535*"/>
    </style:style>
    <style:style style:name="Table18.A1" style:family="table-cell">
      <style:table-cell-properties fo:background-color="#000000" fo:padding="0.0382in" fo:border="0.05pt solid #000000">
        <style:background-image/>
      </style:table-cell-properties>
    </style:style>
    <style:style style:name="Table24" style:family="table">
      <style:table-properties style:width="7.5in" table:align="margins"/>
    </style:style>
    <style:style style:name="Table24.A" style:family="table-column">
      <style:table-column-properties style:column-width="7.5in" style:rel-column-width="65535*"/>
    </style:style>
    <style:style style:name="Table24.A1" style:family="table-cell">
      <style:table-cell-properties fo:background-color="#000000" fo:padding="0.0382in" fo:border="0.05pt solid #000000">
        <style:background-image/>
      </style:table-cell-properties>
    </style:style>
    <style:style style:name="Table25" style:family="table">
      <style:table-properties style:width="7.5in" table:align="margins"/>
    </style:style>
    <style:style style:name="Table25.A" style:family="table-column">
      <style:table-column-properties style:column-width="7.5in" style:rel-column-width="65535*"/>
    </style:style>
    <style:style style:name="Table25.A1" style:family="table-cell">
      <style:table-cell-properties fo:background-color="#000000" fo:padding="0.0382in" fo:border="0.05pt solid #000000">
        <style:background-image/>
      </style:table-cell-properties>
    </style:style>
    <style:style style:name="Table26" style:family="table">
      <style:table-properties style:width="7.5in" table:align="margins"/>
    </style:style>
    <style:style style:name="Table26.A" style:family="table-column">
      <style:table-column-properties style:column-width="7.5in" style:rel-column-width="65535*"/>
    </style:style>
    <style:style style:name="Table26.A1" style:family="table-cell">
      <style:table-cell-properties fo:background-color="#000000" fo:padding="0.0382in" fo:border="0.05pt solid #000000">
        <style:background-image/>
      </style:table-cell-properties>
    </style:style>
    <style:style style:name="Table27" style:family="table">
      <style:table-properties style:width="7.5in" table:align="margins"/>
    </style:style>
    <style:style style:name="Table27.A" style:family="table-column">
      <style:table-column-properties style:column-width="7.5in" style:rel-column-width="65535*"/>
    </style:style>
    <style:style style:name="Table27.A1" style:family="table-cell">
      <style:table-cell-properties fo:background-color="#000000" fo:padding="0.0382in" fo:border="0.05pt solid #000000">
        <style:background-image/>
      </style:table-cell-properties>
    </style:style>
    <style:style style:name="Table28" style:family="table">
      <style:table-properties style:width="7.5in" table:align="margins"/>
    </style:style>
    <style:style style:name="Table28.A" style:family="table-column">
      <style:table-column-properties style:column-width="7.5in" style:rel-column-width="65535*"/>
    </style:style>
    <style:style style:name="Table28.A1" style:family="table-cell">
      <style:table-cell-properties fo:background-color="#000000" fo:padding="0.0382in" fo:border="0.05pt solid #000000">
        <style:background-image/>
      </style:table-cell-properties>
    </style:style>
    <style:style style:name="Table29" style:family="table">
      <style:table-properties style:width="7.5in" table:align="margins"/>
    </style:style>
    <style:style style:name="Table29.A" style:family="table-column">
      <style:table-column-properties style:column-width="7.5in" style:rel-column-width="65535*"/>
    </style:style>
    <style:style style:name="Table29.A1" style:family="table-cell">
      <style:table-cell-properties fo:background-color="#000000" fo:padding="0.0382in" fo:border="0.05pt solid #000000">
        <style:background-image/>
      </style:table-cell-properties>
    </style:style>
    <style:style style:name="Table30" style:family="table">
      <style:table-properties style:width="7.5in" table:align="margins"/>
    </style:style>
    <style:style style:name="Table30.A" style:family="table-column">
      <style:table-column-properties style:column-width="7.5in" style:rel-column-width="65535*"/>
    </style:style>
    <style:style style:name="Table30.A1" style:family="table-cell">
      <style:table-cell-properties fo:background-color="#000000" fo:padding="0.0382in" fo:border="0.05pt solid #000000">
        <style:background-image/>
      </style:table-cell-properties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7.5in" table:align="margins"/>
    </style:style>
    <style:style style:name="Table7.A" style:family="table-column">
      <style:table-column-properties style:column-width="7.5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text-properties fo:color="#ffffff" style:font-name="Liberation Mono" fo:font-size="6pt" officeooo:rsid="00cfa35a" officeooo:paragraph-rsid="00cfa35a" style:font-size-asian="6pt" style:font-size-complex="6pt"/>
    </style:style>
    <style:style style:name="P2" style:family="paragraph" style:parent-style-name="Standard">
      <style:text-properties fo:color="#ffffff" style:font-name="Liberation Mono" fo:font-size="9pt" officeooo:rsid="00cc8759" officeooo:paragraph-rsid="00ce1b1e" style:font-size-asian="9pt" style:font-size-complex="9pt"/>
    </style:style>
    <style:style style:name="P3" style:family="paragraph" style:parent-style-name="Standard">
      <style:text-properties fo:color="#ffffff" style:font-name="Liberation Mono" fo:font-size="9pt" officeooo:rsid="007b31b9" officeooo:paragraph-rsid="007b31b9" style:font-size-asian="9pt" style:font-size-complex="9pt"/>
    </style:style>
    <style:style style:name="P4" style:family="paragraph" style:parent-style-name="Standard">
      <style:text-properties fo:color="#ffffff" style:font-name="Liberation Mono" fo:font-size="9pt" officeooo:rsid="00b07579" officeooo:paragraph-rsid="00b07579" style:font-size-asian="9pt" style:font-size-complex="9pt"/>
    </style:style>
    <style:style style:name="P5" style:family="paragraph" style:parent-style-name="Standard">
      <style:text-properties fo:color="#ffffff" style:font-name="Liberation Mono" fo:font-size="9pt" officeooo:rsid="00b07579" officeooo:paragraph-rsid="00b1f5be" style:font-size-asian="9pt" style:font-size-complex="9pt"/>
    </style:style>
    <style:style style:name="P6" style:family="paragraph" style:parent-style-name="Standard">
      <style:text-properties fo:color="#ffffff" style:font-name="Liberation Mono" fo:font-size="9pt" officeooo:rsid="008d26e1" officeooo:paragraph-rsid="00bd86b5" style:font-size-asian="9pt" style:font-size-complex="9pt"/>
    </style:style>
    <style:style style:name="P7" style:family="paragraph" style:parent-style-name="Standard">
      <style:text-properties fo:color="#ffffff" style:font-name="Liberation Mono" fo:font-size="9pt" officeooo:rsid="008d26e1" officeooo:paragraph-rsid="008d26e1" style:font-size-asian="9pt" style:font-size-complex="9pt"/>
    </style:style>
    <style:style style:name="P8" style:family="paragraph" style:parent-style-name="Standard">
      <style:text-properties fo:color="#ffffff" style:font-name="Liberation Mono" fo:font-size="9pt" officeooo:rsid="001d615f" officeooo:paragraph-rsid="0040e716" style:font-size-asian="9pt" style:font-size-complex="9pt"/>
    </style:style>
    <style:style style:name="P9" style:family="paragraph" style:parent-style-name="Standard">
      <style:text-properties fo:color="#ffffff" style:font-name="Liberation Mono" fo:font-size="9pt" officeooo:rsid="00760f4c" officeooo:paragraph-rsid="007e2973" style:font-size-asian="9pt" style:font-size-complex="9pt"/>
    </style:style>
    <style:style style:name="P10" style:family="paragraph" style:parent-style-name="Standard">
      <style:text-properties fo:color="#ffffff" style:font-name="Liberation Mono" fo:font-size="9pt" officeooo:rsid="00760f4c" officeooo:paragraph-rsid="00760f4c" style:font-size-asian="9pt" style:font-size-complex="9pt"/>
    </style:style>
    <style:style style:name="P11" style:family="paragraph" style:parent-style-name="Standard">
      <style:text-properties fo:color="#ffffff" style:font-name="Liberation Mono" fo:font-size="9pt" officeooo:rsid="00c843cf" officeooo:paragraph-rsid="00c843cf" style:font-size-asian="9pt" style:font-size-complex="9pt"/>
    </style:style>
    <style:style style:name="P12" style:family="paragraph" style:parent-style-name="Standard">
      <style:text-properties fo:color="#ffffff" style:font-name="Liberation Mono" fo:font-size="9pt" officeooo:rsid="009f137c" officeooo:paragraph-rsid="00ae398d" style:font-size-asian="9pt" style:font-size-complex="9pt"/>
    </style:style>
    <style:style style:name="P13" style:family="paragraph" style:parent-style-name="Standard">
      <style:text-properties fo:color="#ffffff" style:font-name="Liberation Mono" fo:font-size="9pt" officeooo:rsid="009f137c" officeooo:paragraph-rsid="00a258a5" style:font-size-asian="9pt" style:font-size-complex="9pt"/>
    </style:style>
    <style:style style:name="P14" style:family="paragraph" style:parent-style-name="Standard">
      <style:text-properties fo:color="#ffffff" style:font-name="Liberation Mono" fo:font-size="9pt" officeooo:rsid="007691bc" officeooo:paragraph-rsid="007691bc" style:font-size-asian="9pt" style:font-size-complex="9pt"/>
    </style:style>
    <style:style style:name="P15" style:family="paragraph" style:parent-style-name="Standard">
      <style:text-properties fo:color="#ffffff" style:font-name="Liberation Mono" fo:font-size="9pt" officeooo:rsid="00bf0d32" officeooo:paragraph-rsid="00bf0d32" style:font-size-asian="9pt" style:font-size-complex="9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0e716" officeooo:paragraph-rsid="0040e716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0e716" officeooo:paragraph-rsid="0072eb00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746ca7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40e716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7b31b9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8d26e1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ac9b2a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72eb00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72eb00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746ca7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91342e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9d2cde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a9722b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691bc" officeooo:paragraph-rsid="007691bc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e2973" officeooo:paragraph-rsid="007e2973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e2973" officeooo:paragraph-rsid="0091342e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26e1" officeooo:paragraph-rsid="008d26e1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26e1" officeooo:paragraph-rsid="00bd86b5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26e1" officeooo:paragraph-rsid="00cc8759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b0b73" officeooo:paragraph-rsid="009b0b73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c3730" officeooo:paragraph-rsid="00c843cf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d2cde" officeooo:paragraph-rsid="009d2cde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1141f" officeooo:paragraph-rsid="00a1141f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b8d89" officeooo:paragraph-rsid="0072eb00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1f5be" officeooo:paragraph-rsid="00b1f5be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d86b5" officeooo:paragraph-rsid="00bd86b5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f0d32" officeooo:paragraph-rsid="008d26e1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c8759" officeooo:paragraph-rsid="00cc8759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5c49b" officeooo:paragraph-rsid="00cfb1a4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1342e" officeooo:paragraph-rsid="0091342e" style:font-size-asian="12pt" style:font-size-complex="12pt"/>
    </style:style>
    <style:style style:name="P46" style:family="paragraph" style:parent-style-name="Standard">
      <style:text-properties fo:font-variant="normal" fo:text-transform="none" fo:color="#ffffff" style:font-name="Liberation Mono" fo:font-size="9pt" fo:letter-spacing="normal" fo:font-style="normal" fo:font-weight="normal" officeooo:rsid="008d26e1" officeooo:paragraph-rsid="008d26e1" style:font-size-asian="9pt" style:font-size-complex="9pt"/>
    </style:style>
    <style:style style:name="P47" style:family="paragraph" style:parent-style-name="Standard">
      <style:text-properties style:font-name="Liberation Serif" officeooo:paragraph-rsid="007e2973"/>
    </style:style>
    <style:style style:name="P48" style:family="paragraph" style:parent-style-name="Standard">
      <style:text-properties style:font-name="Liberation Serif" officeooo:rsid="0091342e" officeooo:paragraph-rsid="0091342e"/>
    </style:style>
    <style:style style:name="P49" style:family="paragraph" style:parent-style-name="Standard">
      <style:text-properties style:font-name="Liberation Serif" officeooo:rsid="0072eb00" officeooo:paragraph-rsid="00a30814"/>
    </style:style>
    <style:style style:name="P50" style:family="paragraph" style:parent-style-name="Standard">
      <style:text-properties style:font-name="Liberation Serif" fo:font-size="10pt" fo:font-weight="normal" officeooo:rsid="00a49718" officeooo:paragraph-rsid="00a49718" style:font-size-asian="8.75pt" style:font-weight-asian="normal" style:font-size-complex="10pt" style:font-weight-complex="normal"/>
    </style:style>
    <style:style style:name="P51" style:family="paragraph" style:parent-style-name="Standard">
      <style:text-properties style:font-name="Liberation Serif" fo:font-size="10pt" fo:font-weight="normal" officeooo:rsid="00a49718" officeooo:paragraph-rsid="00b1f5be" style:font-size-asian="8.75pt" style:font-weight-asian="normal" style:font-size-complex="10pt" style:font-weight-complex="normal"/>
    </style:style>
    <style:style style:name="P52" style:family="paragraph" style:parent-style-name="Standard">
      <style:text-properties style:font-name="Liberation Serif" fo:font-size="10pt" fo:font-weight="normal" officeooo:rsid="00a49718" officeooo:paragraph-rsid="00b99d4c" style:font-size-asian="8.75pt" style:font-weight-asian="normal" style:font-size-complex="10pt" style:font-weight-complex="normal"/>
    </style:style>
    <style:style style:name="P53" style:family="paragraph" style:parent-style-name="Standard">
      <style:text-properties style:font-name="Liberation Serif" fo:font-size="10pt" fo:font-weight="normal" officeooo:rsid="00a8b245" officeooo:paragraph-rsid="007c6444" style:font-size-asian="8.75pt" style:font-weight-asian="normal" style:font-size-complex="10pt" style:font-weight-complex="normal"/>
    </style:style>
    <style:style style:name="P54" style:family="paragraph" style:parent-style-name="Standard">
      <style:text-properties style:font-name="Liberation Serif" fo:font-size="10pt" fo:font-weight="normal" officeooo:rsid="00a8b245" officeooo:paragraph-rsid="00b1f5be" style:font-size-asian="8.75pt" style:font-weight-asian="normal" style:font-size-complex="10pt" style:font-weight-complex="normal"/>
    </style:style>
    <style:style style:name="P55" style:family="paragraph" style:parent-style-name="Standard">
      <style:text-properties style:font-name="Liberation Serif" fo:font-size="10pt" fo:font-weight="normal" officeooo:rsid="00a9722b" officeooo:paragraph-rsid="00b1f5be" style:font-size-asian="8.75pt" style:font-weight-asian="normal" style:font-size-complex="10pt" style:font-weight-complex="normal"/>
    </style:style>
    <style:style style:name="P56" style:family="paragraph" style:parent-style-name="Standard">
      <style:text-properties style:font-name="Liberation Serif" fo:font-size="10pt" fo:font-weight="normal" officeooo:rsid="00ae398d" officeooo:paragraph-rsid="00b1f5be" style:font-size-asian="8.75pt" style:font-weight-asian="normal" style:font-size-complex="10pt" style:font-weight-complex="normal"/>
    </style:style>
    <style:style style:name="P57" style:family="paragraph" style:parent-style-name="Standard">
      <style:text-properties style:font-name="Liberation Serif" fo:font-size="10pt" fo:font-weight="normal" officeooo:rsid="00b1f5be" officeooo:paragraph-rsid="00b1f5be" style:font-size-asian="8.75pt" style:font-weight-asian="normal" style:font-size-complex="10pt" style:font-weight-complex="normal"/>
    </style:style>
    <style:style style:name="P58" style:family="paragraph" style:parent-style-name="Standard">
      <style:text-properties style:font-name="Liberation Serif" fo:font-size="10pt" fo:font-weight="normal" officeooo:rsid="00b88263" officeooo:paragraph-rsid="00b88263" style:font-size-asian="8.75pt" style:font-weight-asian="normal" style:font-size-complex="10pt" style:font-weight-complex="normal"/>
    </style:style>
    <style:style style:name="P59" style:family="paragraph" style:parent-style-name="Standard">
      <style:text-properties style:font-name="Liberation Serif" fo:font-size="10pt" fo:font-weight="normal" officeooo:rsid="00b88263" officeooo:paragraph-rsid="00b99d4c" style:font-size-asian="8.75pt" style:font-weight-asian="normal" style:font-size-complex="10pt" style:font-weight-complex="normal"/>
    </style:style>
    <style:style style:name="P60" style:family="paragraph" style:parent-style-name="Standard">
      <style:text-properties style:font-name="Liberation Serif" fo:font-size="10pt" fo:font-weight="normal" officeooo:rsid="00b574d2" officeooo:paragraph-rsid="00b99d4c" style:font-size-asian="8.75pt" style:font-weight-asian="normal" style:font-size-complex="10pt" style:font-weight-complex="normal"/>
    </style:style>
    <style:style style:name="P61" style:family="paragraph" style:parent-style-name="Standard">
      <style:text-properties officeooo:paragraph-rsid="00c843cf"/>
    </style:style>
    <style:style style:name="P62" style:family="paragraph" style:parent-style-name="Preformatted_20_Text">
      <style:text-properties style:font-name="Liberation Serif" fo:font-size="10pt" fo:font-weight="normal" officeooo:rsid="001b8319" officeooo:paragraph-rsid="001b8319" style:font-size-asian="8.75pt" style:font-weight-asian="normal" style:font-size-complex="10pt" style:font-weight-complex="normal"/>
    </style:style>
    <style:style style:name="P63" style:family="paragraph" style:parent-style-name="Preformatted_20_Text">
      <style:text-properties style:font-name="Liberation Serif" fo:font-size="10pt" fo:font-weight="normal" officeooo:rsid="00927dbb" officeooo:paragraph-rsid="00927dbb" style:font-size-asian="8.75pt" style:font-weight-asian="normal" style:font-size-complex="10pt" style:font-weight-complex="normal"/>
    </style:style>
    <style:style style:name="P64" style:family="paragraph" style:parent-style-name="Preformatted_20_Text">
      <style:text-properties style:font-name="Liberation Serif" fo:font-size="10pt" fo:font-weight="normal" officeooo:rsid="00927dbb" officeooo:paragraph-rsid="00cb9eb8" style:font-size-asian="8.75pt" style:font-weight-asian="normal" style:font-size-complex="10pt" style:font-weight-complex="normal"/>
    </style:style>
    <style:style style:name="P65" style:family="paragraph" style:parent-style-name="Preformatted_20_Text">
      <style:text-properties style:font-name="Liberation Serif" fo:font-size="10pt" fo:font-weight="normal" officeooo:rsid="0072eb00" officeooo:paragraph-rsid="00cb9eb8" style:font-size-asian="8.75pt" style:font-weight-asian="normal" style:font-size-complex="10pt" style:font-weight-complex="normal"/>
    </style:style>
    <style:style style:name="P66" style:family="paragraph" style:parent-style-name="Preformatted_20_Text">
      <style:text-properties style:font-name="Liberation Serif" fo:font-size="10pt" fo:font-weight="normal" officeooo:rsid="00c6f68b" officeooo:paragraph-rsid="00c6f68b" style:font-size-asian="8.75pt" style:font-weight-asian="normal" style:font-size-complex="10pt" style:font-weight-complex="normal"/>
    </style:style>
    <style:style style:name="P67" style:family="paragraph" style:parent-style-name="Preformatted_20_Text">
      <style:text-properties style:font-name="Liberation Serif" fo:font-size="10pt" fo:font-weight="normal" officeooo:rsid="00941560" officeooo:paragraph-rsid="00cb9eb8" style:font-size-asian="8.75pt" style:font-weight-asian="normal" style:font-size-complex="10pt" style:font-weight-complex="normal"/>
    </style:style>
    <style:style style:name="P68" style:family="paragraph" style:parent-style-name="Preformatted_20_Text">
      <style:text-properties style:font-name="Liberation Serif" officeooo:rsid="0087faaf" officeooo:paragraph-rsid="001b8319"/>
    </style:style>
    <style:style style:name="P6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1b8319" style:font-size-asian="12pt" style:font-size-complex="12pt"/>
    </style:style>
    <style:style style:name="P70" style:family="paragraph" style:parent-style-name="Preformatted_20_Text">
      <style:text-properties fo:font-weight="bold" officeooo:paragraph-rsid="0087faaf" style:font-weight-asian="bold" style:font-weight-complex="bold"/>
    </style:style>
    <style:style style:name="P71" style:family="paragraph" style:parent-style-name="Text_20_body">
      <style:text-properties officeooo:rsid="00bb0c6b" officeooo:paragraph-rsid="00bb0c6b"/>
    </style:style>
    <style:style style:name="P7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72eb00" style:font-size-asian="12pt" style:font-size-complex="12pt"/>
    </style:style>
    <style:style style:name="P7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9c3730" style:font-size-asian="12pt" style:font-size-complex="12pt"/>
    </style:style>
    <style:style style:name="P7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b8d89" officeooo:paragraph-rsid="0072eb00" style:font-size-asian="12pt" style:font-size-complex="12pt"/>
    </style:style>
    <style:style style:name="P75" style:family="paragraph" style:parent-style-name="Preformatted_20_Text" style:list-style-name="L1">
      <style:text-properties style:font-name="Liberation Serif" fo:font-size="10pt" fo:font-weight="normal" officeooo:rsid="001b8319" officeooo:paragraph-rsid="00277be9" style:font-size-asian="8.75pt" style:font-weight-asian="normal" style:font-size-complex="10pt" style:font-weight-complex="normal"/>
    </style:style>
    <style:style style:name="P7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1b8319" style:font-size-asian="12pt" style:font-size-complex="12pt"/>
    </style:style>
    <style:style style:name="P77" style:family="paragraph" style:parent-style-name="Heading_20_1">
      <style:text-properties style:font-name="Liberation Serif"/>
    </style:style>
    <style:style style:name="P78" style:family="paragraph" style:parent-style-name="Heading_20_1">
      <style:text-properties style:font-name="Liberation Serif1"/>
    </style:style>
    <style:style style:name="P79" style:family="paragraph" style:parent-style-name="Heading_20_3">
      <style:text-properties style:font-name="Liberation Serif"/>
    </style:style>
    <style:style style:name="P80" style:family="paragraph" style:parent-style-name="Heading_20_3">
      <style:text-properties style:font-name="Liberation Serif1"/>
    </style:style>
    <style:style style:name="P81" style:family="paragraph" style:parent-style-name="Heading_20_2">
      <style:text-properties style:font-name="Liberation Serif1"/>
    </style:style>
    <style:style style:name="P82" style:family="paragraph" style:parent-style-name="Heading_20_2">
      <style:text-properties style:font-name="Liberation Serif"/>
    </style:style>
    <style:style style:name="P83" style:family="paragraph" style:parent-style-name="Heading_20_2">
      <style:text-properties style:font-name="Liberation Serif" fo:font-size="10pt" fo:font-weight="normal" officeooo:rsid="001b8319" style:font-size-asian="8.75pt" style:font-weight-asian="normal" style:font-size-complex="10pt" style:font-weight-complex="normal"/>
    </style:style>
    <style:style style:name="P84" style:family="paragraph" style:parent-style-name="Heading_20_2">
      <style:text-properties style:font-name="Liberation Serif" officeooo:paragraph-rsid="0091342e"/>
    </style:style>
    <style:style style:name="T1" style:family="text">
      <style:text-properties officeooo:rsid="0020c088"/>
    </style:style>
    <style:style style:name="T2" style:family="text">
      <style:text-properties officeooo:rsid="00266588"/>
    </style:style>
    <style:style style:name="T3" style:family="text">
      <style:text-properties officeooo:rsid="0030af5d"/>
    </style:style>
    <style:style style:name="T4" style:family="text">
      <style:text-properties officeooo:rsid="0072eb00"/>
    </style:style>
    <style:style style:name="T5" style:family="text">
      <style:text-properties officeooo:rsid="00760f4c"/>
    </style:style>
    <style:style style:name="T6" style:family="text">
      <style:text-properties officeooo:rsid="0077942a"/>
    </style:style>
    <style:style style:name="T7" style:family="text">
      <style:text-properties officeooo:rsid="007e2973"/>
    </style:style>
    <style:style style:name="T8" style:family="text">
      <style:text-properties officeooo:rsid="0080b8ef"/>
    </style:style>
    <style:style style:name="T9" style:family="text">
      <style:text-properties officeooo:rsid="00828cab"/>
    </style:style>
    <style:style style:name="T10" style:family="text">
      <style:text-properties style:font-name="Liberation Serif" fo:font-size="10pt" officeooo:rsid="0087faaf" style:font-size-asian="8.75pt" style:font-size-complex="10pt"/>
    </style:style>
    <style:style style:name="T11" style:family="text">
      <style:text-properties style:font-name="Liberation Serif" fo:font-size="10pt" officeooo:rsid="008fd449" style:font-size-asian="8.75pt" style:font-size-complex="10pt"/>
    </style:style>
    <style:style style:name="T12" style:family="text">
      <style:text-properties officeooo:rsid="008d26e1"/>
    </style:style>
    <style:style style:name="T13" style:family="text">
      <style:text-properties officeooo:rsid="008d8bce"/>
    </style:style>
    <style:style style:name="T14" style:family="text">
      <style:text-properties officeooo:rsid="0091342e"/>
    </style:style>
    <style:style style:name="T1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91342e" style:font-size-asian="12pt" style:font-size-complex="12pt"/>
    </style:style>
    <style:style style:name="T17" style:family="text">
      <style:text-properties fo:font-variant="normal" fo:text-transform="none" fo:color="#000000" fo:font-size="12pt" fo:letter-spacing="normal" fo:font-style="normal" fo:font-weight="normal" officeooo:rsid="0072eb00" style:font-size-asian="12pt" style:font-size-complex="12pt"/>
    </style:style>
    <style:style style:name="T18" style:family="text">
      <style:text-properties fo:font-variant="normal" fo:text-transform="none" fo:color="#000000" fo:font-size="12pt" fo:letter-spacing="normal" fo:font-style="normal" fo:font-weight="normal" officeooo:rsid="007e2973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927dbb" style:font-size-asian="12pt" style:font-size-complex="12pt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9502e0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98e880" style:font-size-asian="12pt" style:font-size-complex="12pt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a30814" style:font-size-asian="12pt" style:font-size-complex="12pt"/>
    </style:style>
    <style:style style:name="T23" style:family="text">
      <style:text-properties fo:font-variant="normal" fo:text-transform="none" fo:color="#000000" fo:font-size="12pt" fo:letter-spacing="normal" fo:font-style="normal" fo:font-weight="normal" officeooo:rsid="00cc8759" style:font-size-asian="12pt" style:font-size-complex="12pt"/>
    </style:style>
    <style:style style:name="T24" style:family="text">
      <style:text-properties fo:font-variant="normal" fo:text-transform="none" fo:color="#000000" fo:font-size="12pt" fo:letter-spacing="normal" fo:font-style="normal" fo:font-weight="normal" officeooo:rsid="00cec4da" style:font-size-asian="12pt" style:font-size-complex="12pt"/>
    </style:style>
    <style:style style:name="T25" style:family="text">
      <style:text-properties fo:font-variant="normal" fo:text-transform="none" fo:color="#000000" fo:font-size="12pt" fo:letter-spacing="normal" fo:font-style="normal" fo:font-weight="normal" officeooo:rsid="00cfb1a4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9c3730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c29517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c3af5d" style:font-size-asian="12pt" style:font-size-complex="12pt"/>
    </style:style>
    <style:style style:name="T29" style:family="text">
      <style:text-properties officeooo:rsid="00927dbb"/>
    </style:style>
    <style:style style:name="T30" style:family="text">
      <style:text-properties officeooo:rsid="00941560"/>
    </style:style>
    <style:style style:name="T31" style:family="text">
      <style:text-properties officeooo:rsid="009f137c"/>
    </style:style>
    <style:style style:name="T32" style:family="text">
      <style:text-properties officeooo:rsid="00a1141f"/>
    </style:style>
    <style:style style:name="T33" style:family="text">
      <style:text-properties officeooo:rsid="00a258a5"/>
    </style:style>
    <style:style style:name="T34" style:family="text">
      <style:text-properties officeooo:rsid="00a298a1"/>
    </style:style>
    <style:style style:name="T35" style:family="text">
      <style:text-properties style:font-name="Liberation Serif1"/>
    </style:style>
    <style:style style:name="T36" style:family="text">
      <style:text-properties style:font-name="Liberation Serif1" officeooo:rsid="00a49718"/>
    </style:style>
    <style:style style:name="T37" style:family="text">
      <style:text-properties style:font-name="Liberation Serif1" officeooo:rsid="00bcaf86"/>
    </style:style>
    <style:style style:name="T38" style:family="text">
      <style:text-properties officeooo:rsid="00ae398d"/>
    </style:style>
    <style:style style:name="T39" style:family="text">
      <style:text-properties officeooo:rsid="00b1f5be"/>
    </style:style>
    <style:style style:name="T40" style:family="text">
      <style:text-properties officeooo:rsid="00b574d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b99d4c" style:font-weight-asian="bold" style:font-weight-complex="bold"/>
    </style:style>
    <style:style style:name="T43" style:family="text">
      <style:text-properties fo:font-weight="bold" officeooo:rsid="00b574d2" style:font-weight-asian="bold" style:font-weight-complex="bold"/>
    </style:style>
    <style:style style:name="T44" style:family="text">
      <style:text-properties officeooo:rsid="00bb0c6b"/>
    </style:style>
    <style:style style:name="T45" style:family="text">
      <style:text-properties officeooo:rsid="00bd86b5"/>
    </style:style>
    <style:style style:name="T46" style:family="text">
      <style:text-properties officeooo:rsid="00bf0d32"/>
    </style:style>
    <style:style style:name="T47" style:family="text">
      <style:text-properties officeooo:rsid="00c29517"/>
    </style:style>
    <style:style style:name="T48" style:family="text">
      <style:text-properties officeooo:rsid="00c53b84"/>
    </style:style>
    <style:style style:name="T49" style:family="text">
      <style:text-properties officeooo:rsid="00c99226"/>
    </style:style>
    <style:style style:name="T50" style:family="text">
      <style:text-properties officeooo:rsid="00cb9eb8"/>
    </style:style>
    <style:style style:name="T51" style:family="text">
      <style:text-properties officeooo:rsid="00cc8759"/>
    </style:style>
    <style:style style:name="T52" style:family="text">
      <style:text-properties officeooo:rsid="00d3a0cb"/>
    </style:style>
    <style:style style:name="T53" style:family="text">
      <style:text-properties officeooo:rsid="00d93c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1"><text:span text:style-name="T4">I</text:span>nstall<text:span text:style-name="T5">ing</text:span> <text:span text:style-name="T2">G</text:span>isgraph<text:span text:style-name="T5">y on CentOS 7</text:span></text:h>
      <text:h text:style-name="P81" text:outline-level="2">Introduction</text:h>
      <text:p text:style-name="P63">This is a complete walkthrough for installing Gisgraphy on CentOS 7. <text:s/><text:span text:style-name="T48">I created this </text:span>walkthrough <text:span text:style-name="T48">because the one </text:span>on the Gisgraphy website <text:span text:style-name="T49">was</text:span> incomplete and <text:span text:style-name="T48">a little confusing. <text:s/></text:span>I am giving this walkthrough away for free <text:span text:style-name="T30">to encourage the use of Gisgraphy on CentOS 7 and </text:span>so that you don’t have to go through the same frustrations I did when trying to install it. </text:p>
      <text:p text:style-name="P63"/>
      <text:h text:style-name="P82" text:outline-level="2">License<text:span text:style-name="T3">s</text:span></text:h>
      <text:p text:style-name="P66">This installer <text:span text:style-name="T49">project, script and documentation is licensed under the GPLv3 license.</text:span></text:p>
      <text:p text:style-name="P66"/>
      <text:p text:style-name="P63">All software projects used <text:span text:style-name="T48">in</text:span> Gisgraphy carry their own respective licenses and should be respected.</text:p>
      <text:list xml:id="list4731032700661886255" text:style-name="L1">
        <text:list-item>
          <text:p text:style-name="P75">Gisgraphy is <text:span text:style-name="T49">under the</text:span> LGPL<text:span text:style-name="T49">v</text:span>3 <text:span text:style-name="T49">license</text:span>. </text:p>
        </text:list-item>
        <text:list-item>
          <text:p text:style-name="P75">GeoNames data is under the creative commons attributions license. </text:p>
        </text:list-item>
        <text:list-item>
          <text:p text:style-name="P75">OpenStreetMap data is under the ODbl license. </text:p>
        </text:list-item>
        <text:list-item>
          <text:p text:style-name="P75">Quattroshapes <text:span text:style-name="T49">is under the creative commons attributions license</text:span>.</text:p>
        </text:list-item>
      </text:list>
      <text:p text:style-name="P62"/>
      <text:p text:style-name="P70"><text:span text:style-name="T10">Not</text:span><text:span text:style-name="T11">e</text:span><text:span text:style-name="T10"> from Gisgraphy</text:span></text:p>
      <text:p text:style-name="P62">If you use Gisgraphy, please help make Gisgraphy popular by including th<text:span text:style-name="T2">e Gisgraphy</text:span> logo to your w<text:span text:style-name="T2">ebsite and by donating to the project</text:span></text:p>
      <text:p text:style-name="P62"/>
      <text:h text:style-name="P81" text:outline-level="2">Disclaimer<text:span text:style-name="T50">s/Important Notes</text:span></text:h>
      <text:p text:style-name="P64">This walkthrough <text:span text:style-name="T30">is provided free and for information purposes only. <text:s/>Your use of these documents and scripts is at your own risk, and you should take all precautions to harden and administer your servers appropriately. <text:s/>I created this server solely for the purposes of populating a private database with Geo-location information. <text:s/>As such, no precautions were taken to secure this server in any way.</text:span></text:p>
      <text:p text:style-name="P64"/>
      <text:p text:style-name="P67">I have no affiliation with the Gisgraphy project or its development.</text:p>
      <text:p text:style-name="P68"/>
      <text:p text:style-name="P65"/>
      <text:p text:style-name="P62"/>
      <text:p text:style-name="P62"/>
      <text:h text:style-name="P83" text:outline-level="2"/>
      <text:p text:style-name="P62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77" text:outline-level="1"><text:soft-page-break/><text:span text:style-name="T9">STEP ONE: Install</text:span> <text:span text:style-name="T1">CentOS 7</text:span></text:h>
      <text:p text:style-name="P47"><text:span text:style-name="T16">Install CentOS 7. <text:s/>You can install CentOS 7 manually or by u</text:span><text:span text:style-name="T17">sing </text:span><text:span text:style-name="T18">a</text:span><text:span text:style-name="T16">n automated installation method using a</text:span><text:span text:style-name="T18"> PXE Boot Server </text:span><text:span text:style-name="T16">or through </text:span><text:span text:style-name="T18">USB with </text:span><text:span text:style-name="T23">a</text:span><text:span text:style-name="T18"> kickstart file. <text:s/></text:span><text:span text:style-name="T16">If you don’t know how to use automated methods, manually installing CentOS 7 will work </text:span><text:span text:style-name="T21">just </text:span><text:span text:style-name="T16">fine.</text:span></text:p>
      <text:p text:style-name="P30"/>
      <text:h text:style-name="P84" text:outline-level="2">Manual Install <text:span text:style-name="T13">of CentOS 7</text:span></text:h>
      <text:p text:style-name="P31">If installing CentOS 7 manually, choose minimal install with no graphical desktop. <text:s/></text:p>
      <text:p text:style-name="P26"/>
      <text:h text:style-name="P81" text:outline-level="2"><text:span text:style-name="T14">Automated</text:span> Install <text:span text:style-name="T13">of CentOS 7</text:span></text:h>
      <text:p text:style-name="P48"><text:span text:style-name="T15">Automated installations need a kickstart file to </text:span><text:span text:style-name="T19">input desired settings. <text:s/></text:span><text:span text:style-name="T18">H</text:span><text:span text:style-name="T15">ere is working example of a kickstart file </text:span><text:span text:style-name="T19">with a </text:span><text:span text:style-name="T25">r</text:span><text:span text:style-name="T19">oot </text:span><text:span text:style-name="T20">user set as</text:span><text:span text:style-name="T19"> ‘</text:span><text:span text:style-name="T20">root:</text:span><text:span text:style-name="T19">rootpass’ and a </text:span><text:span text:style-name="T25">normal u</text:span><text:span text:style-name="T19">ser set as ‘user:</text:span><text:span text:style-name="T24">user</text:span><text:span text:style-name="T19">pass’</text:span><text:span text:style-name="T15">:</text:span></text:p>
      <text:p text:style-name="P45"/>
      <text:p text:style-name="P17"><text:span text:style-name="T4">ks.cfg</text:span>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">#version=DEVEL</text:p>
            <text:p text:style-name="P1"># System authorization information</text:p>
            <text:p text:style-name="P1">auth --enableshadow --passalgo=sha512</text:p>
            <text:p text:style-name="P1"># Use CDROM installation media</text:p>
            <text:p text:style-name="P1">cdrom</text:p>
            <text:p text:style-name="P1"># Use graphical install</text:p>
            <text:p text:style-name="P1">graphical</text:p>
            <text:p text:style-name="P1"># Run the Setup Agent on first boot</text:p>
            <text:p text:style-name="P1">firstboot --enable</text:p>
            <text:p text:style-name="P1">ignoredisk --only-use=sda</text:p>
            <text:p text:style-name="P1"># Keyboard layouts</text:p>
            <text:p text:style-name="P1">keyboard --vckeymap=ca-eng --xlayouts='ca (eng)','us'</text:p>
            <text:p text:style-name="P1"># System language</text:p>
            <text:p text:style-name="P1">lang en_CA.UTF-8</text:p>
            <text:p text:style-name="P1"/>
            <text:p text:style-name="P1"># Network information</text:p>
            <text:p text:style-name="P1">network <text:s/>--bootproto=dhcp --device=enp0s3 --ipv6=auto --activate</text:p>
            <text:p text:style-name="P1">network <text:s/>--hostname=gisgraphy</text:p>
            <text:p text:style-name="P1"/>
            <text:p text:style-name="P1"># Root password</text:p>
            <text:p text:style-name="P1">rootpw --iscrypted $6$pW7q0zHz8UPoii7o$pokrgjbJiBZ533iZfioxFX3IiQ7RCR.sVR.2pjcR4EYph0s9PSnLeUKqmgJF1RUIuRUwRTIDpPc12irs6Lid8.</text:p>
            <text:p text:style-name="P1"># System services</text:p>
            <text:p text:style-name="P1">services --enabled="chronyd"</text:p>
            <text:p text:style-name="P1"># System timezone</text:p>
            <text:p text:style-name="P1">timezone America/Toronto --isUtc</text:p>
            <text:p text:style-name="P1">user --name=user --password=$6$n0KC.WRsQtdIudpi$cm8kg5.WPA8AG2kkkn7/JfPAknk0rEVmX9T/G/t5b6UhzkXCLTdNkl1KAhZTDfuY2vxd6DRXd3.CdfCDPZaIg0 --iscrypted --gecos="User"</text:p>
            <text:p text:style-name="P1"># System bootloader configuration</text:p>
            <text:p text:style-name="P1">bootloader --append=" crashkernel=auto" --location=mbr --boot-drive=sda</text:p>
            <text:p text:style-name="P1">autopart --type=lvm</text:p>
            <text:p text:style-name="P1"># Partition clearing information</text:p>
            <text:p text:style-name="P1">clearpart --none --initlabel</text:p>
            <text:p text:style-name="P1"/>
            <text:p text:style-name="P1">%packages</text:p>
            <text:p text:style-name="P1">@^minimal</text:p>
            <text:p text:style-name="P1">@core</text:p>
            <text:p text:style-name="P1">chrony</text:p>
            <text:p text:style-name="P1">kexec-tools</text:p>
            <text:p text:style-name="P1"/>
            <text:p text:style-name="P1">%end</text:p>
            <text:p text:style-name="P1"/>
            <text:p text:style-name="P1">%addon com_redhat_kdump --enable --reserve-mb='auto'</text:p>
            <text:p text:style-name="P1"/>
            <text:p text:style-name="P1">%end</text:p>
            <text:p text:style-name="P1"/>
            <text:p text:style-name="P1">%anaconda</text:p>
            <text:p text:style-name="P1">pwpolicy root --minlen=6 --minquality=50 --notstrict --nochanges --notempty</text:p>
            <text:p text:style-name="P1">pwpolicy user --minlen=6 --minquality=50 --notstrict --nochanges --notempty</text:p>
            <text:p text:style-name="P1">pwpolicy luks --minlen=6 --minquality=50 --notstrict --nochanges --notempty</text:p>
            <text:p text:style-name="P1">%end</text:p>
          </table:table-cell>
        </table:table-row>
      </table:table>
      <text:p text:style-name="P23"/>
      <text:p text:style-name="P23"/>
      <text:p text:style-name="P23"/>
      <text:p text:style-name="P23"/>
      <text:p text:style-name="P44"/>
      <text:h text:style-name="P77" text:outline-level="1"><text:soft-page-break/><text:span text:style-name="T29">STEP</text:span> TWO: <text:s/><text:span text:style-name="T52">Install</text:span> Gisgraphy</text:h>
      <text:h text:style-name="P82" text:outline-level="2">Automatic Install <text:span text:style-name="T13">of </text:span>Gisgraphy</text:h>
      <text:p text:style-name="P41">To use the automatic installer script you will need to copy the <text:span text:style-name="T48">installer script [gisgraphyinstall.sh]</text:span> to the root user’s home directory. <text:s/>Sign in as the root user and run the installer script, <text:span text:style-name="T46">then go to step three.</text:span></text:p>
      <text:p text:style-name="P33"/>
      <text:p text:style-name="P32">Change to the root home directory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6">cd /root</text:p>
          </table:table-cell>
        </table:table-row>
      </table:table>
      <text:p text:style-name="P21"/>
      <text:p text:style-name="P34"><text:span text:style-name="T51">Download installer script</text:span> 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wget <text:s/>https://raw.githubusercontent.com/coryhilliard/gisgraphy<text:span text:style-name="T53">install</text:span>/master/gisgraphyinstall.sh</text:p>
          </table:table-cell>
        </table:table-row>
      </table:table>
      <text:p text:style-name="P43"/>
      <text:p text:style-name="P33"><text:span text:style-name="T45">Make the installer script executable</text:span>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<text:span text:style-name="T45">chmod +x </text:span>gis<text:span text:style-name="T29">graphy</text:span>install.sh</text:p>
          </table:table-cell>
        </table:table-row>
      </table:table>
      <text:p text:style-name="P43"/>
      <text:p text:style-name="P32">Run the Gisgraphy installer script 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7">./gis<text:span text:style-name="T29">graphy</text:span>install.sh</text:p>
          </table:table-cell>
        </table:table-row>
      </table:table>
      <text:p text:style-name="P42"/>
      <text:h text:style-name="P82" text:outline-level="2"><text:span text:style-name="T12">Manual</text:span> Install <text:span text:style-name="T13">of </text:span>Gisgraphy</text:h>
      <text:h text:style-name="P79" text:outline-level="3"><text:span text:style-name="T2">Environment</text:span> setup for <text:span text:style-name="T1">CentOS 7</text:span></text:h>
      <text:p text:style-name="P16">Update Server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8">yum update -y</text:p>
          </table:table-cell>
        </table:table-row>
      </table:table>
      <text:p text:style-name="P19"/>
      <text:p text:style-name="P30">Install extra packages for enterprise Linux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9"><text:span text:style-name="T9">y</text:span>um install -y <text:span text:style-name="T7">epel-release</text:span></text:p>
          </table:table-cell>
        </table:table-row>
      </table:table>
      <text:p text:style-name="P30"/>
      <text:p text:style-name="P29">Install compression tool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yum install -y wget unzip</text:p>
          </table:table-cell>
        </table:table-row>
      </table:table>
      <text:p text:style-name="P18"/>
      <text:h text:style-name="P79" text:outline-level="3">Install Java</text:h>
      <text:p text:style-name="P24"><text:span text:style-name="T6">C</text:span>hange to root directory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cd /root</text:p>
          </table:table-cell>
        </table:table-row>
      </table:table>
      <text:p text:style-name="P35"/>
      <text:p text:style-name="P36">Download Java <text:span text:style-name="T47">Development Kit version </text:span>7 update 79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wget --no-cookies \</text:p>
            <text:p text:style-name="P11">--no-check-certificate \</text:p>
            <text:p text:style-name="P11">--header "Cookie: oraclelicense=accept-securebackup-cookie" \</text:p>
            <text:p text:style-name="P11">"http://download.oracle.com/otn-pub/java/jdk/7u79-b15/jre-7u79-linux-x64.rpm"</text:p>
          </table:table-cell>
        </table:table-row>
      </table:table>
      <text:p text:style-name="P36"/>
      <text:p text:style-name="P61"><text:span text:style-name="T28">Install</text:span><text:span text:style-name="T26"> Java </text:span><text:span text:style-name="T27">Development Kit </text:span><text:span text:style-name="T26">7.79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1">yum install -y jre-7u79-linux-x64.rpm</text:p>
          </table:table-cell>
        </table:table-row>
      </table:table>
      <text:p text:style-name="P73"/>
      <text:p text:style-name="P24"><text:span text:style-name="T6">C</text:span>heck to see if Oracle Java is now the default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">java -version</text:p>
          </table:table-cell>
        </table:table-row>
      </table:table>
      <text:h text:style-name="P79" text:outline-level="3"><text:soft-page-break/>Install Postgres</text:h>
      <text:p text:style-name="P27"><text:span text:style-name="T9">I</text:span>nstall postgresql repository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rpm -ivh <text:span text:style-name="T38">https://yum.postgresql.org/9.5/redhat/rhel-7-x86_64/pgdg-centos95-9.5-3.noarch.rpm</text:span></text:p>
          </table:table-cell>
        </table:table-row>
      </table:table>
      <text:p text:style-name="P37"/>
      <text:p text:style-name="P24"><text:span text:style-name="T9">I</text:span>nstall PostgreSQL 9.<text:span text:style-name="T48">5</text:span>, PostGIS 2.2 and dependencie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yum install <text:span text:style-name="T38">-y </text:span>postgresql95 postgresql95-server postgresql95-libs postgresql95-contrib postgresql95-devel <text:span text:style-name="T33">postgis2_95 postgis2_95-client</text:span></text:p>
          </table:table-cell>
        </table:table-row>
      </table:table>
      <text:p text:style-name="P18"/>
      <text:p text:style-name="P24"><text:span text:style-name="T9">I</text:span>nitialize database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">/usr/pgsql-9.<text:span text:style-name="T31">5</text:span>/bin/postgresql9<text:span text:style-name="T31">5</text:span>-setup initdb</text:p>
          </table:table-cell>
        </table:table-row>
      </table:table>
      <text:p text:style-name="P24"/>
      <text:p text:style-name="P24"><text:span text:style-name="T9">S</text:span>tart and enable PostgreSQL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4">systemctl enable postgresql-9.<text:span text:style-name="T31">5</text:span></text:p>
            <text:p text:style-name="P14">systemctl start <text:s/>postgresql-9.<text:span text:style-name="T31">5</text:span></text:p>
            <text:p text:style-name="P14">systemctl status postgresql-9.<text:span text:style-name="T31">5</text:span></text:p>
          </table:table-cell>
        </table:table-row>
      </table:table>
      <text:p text:style-name="P18"/>
      <text:p text:style-name="P24"><text:span text:style-name="T9">O</text:span>pen firewall ports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4">firewall-cmd --permanent --add-port=5432/tcp</text:p>
            <text:p text:style-name="P14">firewall-cmd --permanent --add-port=80/tcp</text:p>
            <text:p text:style-name="P14">firewall-cmd --permanent --add-port=8080/tcp</text:p>
            <text:p text:style-name="P14">firewall-cmd --reload</text:p>
          </table:table-cell>
        </table:table-row>
      </table:table>
      <text:p text:style-name="P25"/>
      <text:h text:style-name="P79" text:outline-level="3">Install Gisgraphy</text:h>
      <text:p text:style-name="P24"><text:span text:style-name="T9">C</text:span>hange to root directory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">cd /root</text:p>
          </table:table-cell>
        </table:table-row>
      </table:table>
      <text:p text:style-name="P18"/>
      <text:p text:style-name="P38">Download Gisgraphy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wget http://download.gisgraphy.com/releases/gisgraphy-4.0-beta1.zip</text:p>
          </table:table-cell>
        </table:table-row>
      </table:table>
      <text:p text:style-name="P28"/>
      <text:p text:style-name="P24"><text:span text:style-name="T9">U</text:span>npack gisgraphy to the proper folder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5">unzip gisgraphy-4.0-beta1.zip -d /var/lib/pgsql/</text:p>
          </table:table-cell>
        </table:table-row>
      </table:table>
      <text:p text:style-name="P28"/>
      <text:p text:style-name="P24"><text:span text:style-name="T9">R</text:span>ename folder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5">mv /var/lib/pgsql/gisgraphy-4.0-beta1 /var/lib/pgsql/gisgraphy</text:p>
          </table:table-cell>
        </table:table-row>
      </table:table>
      <text:p text:style-name="P22"/>
      <text:p text:style-name="P24"><text:span text:style-name="T9">S</text:span>et ownership of folder to postgres user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">chown postgres:postgres -R /var/lib/pgsql/gisgraphy</text:p>
          </table:table-cell>
        </table:table-row>
      </table:table>
      <text:p text:style-name="P18"/>
      <text:p text:style-name="P24"><text:span text:style-name="T9">R</text:span>un<text:span text:style-name="T46">ning some commands </text:span>as <text:span text:style-name="T46">the </text:span>postgres <text:span text:style-name="T46">user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">sudo -i -u postgres bash &lt;&lt;'EOF'</text:p>
            <text:p text:style-name="P3"/>
            <text:p text:style-name="P3"># create database</text:p>
            <text:p text:style-name="P3">/usr/pgsql-9.<text:span text:style-name="T32">5</text:span>/bin/psql -c "CREATE DATABASE gisgraphy ENCODING = 'UTF8';"</text:p>
            <text:p text:style-name="P3"/>
            <text:p text:style-name="P3"># create language</text:p>
            <text:p text:style-name="P3">/usr/pgsql-9.<text:span text:style-name="T32">5</text:span>/bin/createlang plpgsql gisgraphy</text:p>
            <text:p text:style-name="P3"/>
            <text:p text:style-name="P3"># create postgis Function</text:p>
            <text:p text:style-name="P3">/usr/pgsql-9.<text:span text:style-name="T32">5</text:span>/bin/psql -d gisgraphy -f /usr/pgsql-9.<text:span text:style-name="T32">5</text:span>/share/contrib/postgis-2.<text:span text:style-name="T33">2</text:span>/postgis.sql</text:p>
            <text:p text:style-name="P3"/>
            <text:p text:style-name="P3"># Create spatial ref function</text:p>
            <text:p text:style-name="P3">/usr/pgsql-9.<text:span text:style-name="T34">5</text:span>/bin/psql -d gisgraphy -f /usr/pgsql-9.<text:span text:style-name="T34">5</text:span>/share/contrib/postgis-2.<text:span text:style-name="T34">2</text:span>/spatial_ref_sys.sql</text:p>
            <text:p text:style-name="P3"/>
            <text:p text:style-name="P3"><text:soft-page-break/># add tables to the database</text:p>
            <text:p text:style-name="P3">/usr/pgsql-9.<text:span text:style-name="T34">5</text:span>/bin/psql -d gisgraphy -f /var/lib/pgsql/gisgraphy/sql/create_tables.sql</text:p>
            <text:p text:style-name="P3"/>
            <text:p text:style-name="P3"># add users to the database</text:p>
            <text:p text:style-name="P3">/usr/pgsql-9.<text:span text:style-name="T34">5</text:span>/bin/psql -d gisgraphy -f /var/lib/pgsql/gisgraphy/sql/insert_users.sql</text:p>
            <text:p text:style-name="P3"/>
            <text:p text:style-name="P3">EOF</text:p>
          </table:table-cell>
        </table:table-row>
      </table:table>
      <text:p text:style-name="P20"/>
      <text:h text:style-name="Heading_20_3" text:outline-level="3"><text:span text:style-name="T35">Edit </text:span><text:span text:style-name="T36">U</text:span><text:span text:style-name="T35">ser postgres</text:span></text:h>
      <text:p text:style-name="P49"><text:span text:style-name="T22">Run </text:span><text:span text:style-name="T15">the following scripts as postgres: change password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">sudo -i -u postgres bash &lt;&lt;'EOF'</text:p>
            <text:p text:style-name="P3"/>
            <text:p text:style-name="P3"># change the postgresql password in database</text:p>
            <text:p text:style-name="P3">/usr/pgsql-9.<text:span text:style-name="T34">5</text:span>/bin/psql -d gisgraphy -c "ALTER USER postgres WITH PASSWORD 'password';"</text:p>
            <text:p text:style-name="P3"/>
            <text:p text:style-name="P3">EOF</text:p>
          </table:table-cell>
        </table:table-row>
      </table:table>
      <text:p text:style-name="P18"/>
      <text:p text:style-name="P24"><text:span text:style-name="T9">C</text:span>hange password for user postgres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">echo "postgres:password" | chpasswd</text:p>
          </table:table-cell>
        </table:table-row>
      </table:table>
      <text:p text:style-name="P18"/>
      <text:p text:style-name="P24"><text:span text:style-name="T9">B</text:span>ackup postgres conf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">mv /var/lib/pgsql/9.<text:span text:style-name="T34">5</text:span>/data/pg_hba.conf /var/lib/pgsql/9.<text:span text:style-name="T34">5</text:span>/data/pg_hba.conf.backup</text:p>
          </table:table-cell>
        </table:table-row>
      </table:table>
      <text:p text:style-name="P18"/>
      <text:p text:style-name="P24"><text:span text:style-name="T9">U</text:span>pdate postgres conf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">cat &gt; /var/lib/pgsql/9.<text:span text:style-name="T34">5</text:span>/data/pg_hba.conf &lt;&lt;'EOF'</text:p>
            <text:p text:style-name="P3"># TYPE <text:s/>DATABASE <text:s text:c="7"/>USER <text:s text:c="11"/>ADDRESS <text:s text:c="16"/>METHOD</text:p>
            <text:p text:style-name="P3"/>
            <text:p text:style-name="P3"># "local" is for Unix domain socket connections only</text:p>
            <text:p text:style-name="P3">local <text:s text:c="2"/>all <text:s text:c="12"/>all <text:s text:c="36"/>password</text:p>
            <text:p text:style-name="P3"># IPv4 local connections</text:p>
            <text:p text:style-name="P3">host <text:s text:c="3"/>all <text:s text:c="12"/>all <text:s text:c="12"/>127.0.0.1/32 <text:s text:c="11"/>password</text:p>
            <text:p text:style-name="P3"># IPv6 local connections</text:p>
            <text:p text:style-name="P3">host <text:s text:c="3"/>all <text:s text:c="12"/>all <text:s text:c="12"/>::1/128 <text:s text:c="16"/>password</text:p>
            <text:p text:style-name="P3">EOF</text:p>
          </table:table-cell>
        </table:table-row>
      </table:table>
      <text:p text:style-name="P18"/>
      <text:p text:style-name="P24"><text:span text:style-name="T9">R</text:span>estart postgres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">systemctl restart postgresql-9.<text:span text:style-name="T34">5</text:span></text:p>
          </table:table-cell>
        </table:table-row>
      </table:table>
      <text:p text:style-name="P24"/>
      <text:p text:style-name="P24"><text:span text:style-name="T9">A</text:span>dd password to jdbc.properties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">sed -i '26s/jdbc.password=/jdbc.password=password/' /var/lib/pgsql/gisgraphy/webapps/ROOT/WEB-INF/classes/jdbc.properties</text:p>
            <text:p text:style-name="P3">sed -i '32s/hibernate.connection.password=/hibernate.connection.password=password/' /var/lib/pgsql/gisgraphy/webapps/ROOT/WEB-INF/classes/jdbc.properties</text:p>
            <text:p text:style-name="P3">cat /var/lib/pgsql/gisgraphy/webapps/ROOT/WEB-INF/classes/jdbc.properties</text:p>
          </table:table-cell>
        </table:table-row>
      </table:table>
      <text:p text:style-name="P18"/>
      <text:h text:style-name="P79" text:outline-level="3"><text:span text:style-name="T9">Prepare</text:span> Gisgraphy <text:span text:style-name="T9">Shell Scripts</text:span></text:h>
      <text:p text:style-name="P24"><text:span text:style-name="T9">M</text:span>ake shell scripts executable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">chmod +x /var/lib/pgsql/gisgraphy/*.sh</text:p>
          </table:table-cell>
        </table:table-row>
      </table:table>
      <text:p text:style-name="P18"/>
      <text:p text:style-name="P39"/>
      <text:p text:style-name="P39"/>
      <text:p text:style-name="P39"/>
      <text:p text:style-name="P39"/>
      <text:p text:style-name="P39"/>
      <text:p text:style-name="P39"/>
      <text:h text:style-name="P77" text:outline-level="1"><text:soft-page-break/><text:span text:style-name="T8">STEP</text:span> THREE: <text:s/>Launch Gisgraphy</text:h>
      <text:p text:style-name="P40">Change to gisgraphy folder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cd /var/lib/pgsql/gisgraphy/</text:p>
          </table:table-cell>
        </table:table-row>
      </table:table>
      <text:p text:style-name="P53"/>
      <text:p text:style-name="P40">Launch gisgraphy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">./launch.<text:span text:style-name="T39">sh</text:span></text:p>
          </table:table-cell>
        </table:table-row>
      </table:table>
      <text:p text:style-name="P54"/>
      <text:p text:style-name="P50">Open browser and go to: <text:s/>http://&lt;server <text:span text:style-name="T38">ip</text:span>&gt;:8080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78" text:outline-level="1"><text:soft-page-break/><text:span text:style-name="T40">STEP FOUR: <text:s/></text:span>Populate the <text:span text:style-name="T40">D</text:span>atabase</text:h>
      <text:p text:style-name="P52"><text:span text:style-name="T41">WARNING!!!</text:span> <text:s/>This <text:span text:style-name="T40">step t</text:span>ake<text:span text:style-name="T40">s</text:span> <text:span text:style-name="T40">about</text:span> <text:span text:style-name="T41">100 </text:span><text:span text:style-name="T42">HOURS</text:span> <text:span text:style-name="T40">to complete</text:span>! <text:s/><text:span text:style-name="T40">It is a huge download and if you have any limitations on the amount of data you are allowed to download, </text:span><text:span text:style-name="T43">you could be charged a lot of money</text:span><text:span text:style-name="T40"> by your internet service provider. <text:s/></text:span></text:p>
      <text:p text:style-name="P52"/>
      <text:h text:style-name="P81" text:outline-level="2">Purchase the Database</text:h>
      <text:p text:style-name="P60">As an alternative method to downloading this huge database of information, you can have the maintainers of the Gisgraphy project send you a copy of the database dump for a fee.</text:p>
      <text:p text:style-name="P52"/>
      <text:h text:style-name="P80" text:outline-level="3">Go here to purchase the database dump</text:h>
      <text:p text:style-name="P59">http://www.gisgraphy.com/dump.htm</text:p>
      <text:p text:style-name="P58"/>
      <text:h text:style-name="P81" text:outline-level="2"><text:span text:style-name="T44">Download</text:span> the Database</text:h>
      <text:p text:style-name="P71"><text:span text:style-name="T35">If you understand </text:span><text:span text:style-name="T37">the risks involved, here are the steps needed to download the database.</text:span></text:p>
      <text:h text:style-name="P80" text:outline-level="3">Login to the server</text:h>
      <text:p text:style-name="P55">http://<text:span text:style-name="T38">&lt;server ip&gt;</text:span>:8080/login.jsp</text:p>
      <text:p text:style-name="P51"/>
      <text:p text:style-name="P56">username = admin</text:p>
      <text:p text:style-name="P56">password = admin</text:p>
      <text:p text:style-name="P56"/>
      <text:h text:style-name="P80" text:outline-level="3">Go here to populate the database</text:h>
      <text:p text:style-name="P57">http://<text:span text:style-name="T40">&lt;server ip&gt;</text:span>:8080/admin/importconfirm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8T11:15:36.952965520</dc:date>
    <dc:creator>Cory Hilliard</dc:creator>
    <meta:editing-duration>P2DT19H13M32S</meta:editing-duration>
    <meta:editing-cycles>55</meta:editing-cycles>
    <meta:generator>LibreOffice/5.2.6.2$Linux_X86_64 LibreOffice_project/20$Build-2</meta:generator>
    <meta:printed-by>Cory Hilliard</meta:printed-by>
    <meta:print-date>2016-09-02T16:28:33.257333741</meta:print-date>
    <meta:document-statistic meta:table-count="32" meta:image-count="0" meta:object-count="0" meta:page-count="7" meta:paragraph-count="186" meta:word-count="1108" meta:character-count="8747" meta:non-whitespace-character-count="7684"/>
  </office:meta>
</office:document-meta>
</file>